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2.8500003814697pt" style:font-size-asian="20pt" style:font-size-complex="22.8500003814697pt"/>
    </style:style>
    <style:style style:name="P2" style:family="paragraph" style:parent-style-name="Standard">
      <style:paragraph-properties fo:text-align="start" style:justify-single-word="false"/>
      <style:text-properties fo:font-size="22.8500003814697pt" officeooo:rsid="001f6ae4" officeooo:paragraph-rsid="001f6ae4" style:font-size-asian="20pt" style:font-size-complex="22.8500003814697pt"/>
    </style:style>
    <style:style style:name="P3" style:family="paragraph" style:parent-style-name="Standard">
      <style:paragraph-properties fo:text-align="center" style:justify-single-word="false"/>
      <style:text-properties fo:font-size="34.25pt" style:font-size-asian="30pt" style:font-size-complex="34.25pt"/>
    </style:style>
    <style:style style:name="P4" style:family="paragraph" style:parent-style-name="Standard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5" style:family="paragraph" style:parent-style-name="Standard">
      <style:paragraph-properties fo:text-align="start" style:justify-single-word="false"/>
      <style:text-properties fo:font-size="13.6999998092651pt" officeooo:paragraph-rsid="001f6ae4" style:font-size-asian="12pt" style:font-size-complex="13.6999998092651pt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rsid="001f6ae4" officeooo:paragraph-rsid="001f6ae4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1f6ae4" officeooo:paragraph-rsid="001fd5d6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202fa9" officeooo:paragraph-rsid="00202fa9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fo:font-weight="normal" officeooo:paragraph-rsid="001f6ae4" style:font-size-asian="12pt" style:font-weight-asian="normal" style:font-size-complex="13.699999809265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1f6ae4" officeooo:paragraph-rsid="001f6ae4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1f6ae4" officeooo:paragraph-rsid="0022e51d" style:font-size-asian="12pt" style:font-size-complex="13.6999998092651pt"/>
    </style:style>
    <style:style style:name="T1" style:family="text">
      <style:text-properties officeooo:rsid="001f6ae4"/>
    </style:style>
    <style:style style:name="T2" style:family="text">
      <style:text-properties officeooo:rsid="00202fa9"/>
    </style:style>
    <style:style style:name="T3" style:family="text">
      <style:text-properties officeooo:rsid="00203a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撿紅點</text:p>
      <text:p text:style-name="P1">遊戲規則:</text:p>
      <text:p text:style-name="P4">黑桃A的點數改為30， 紅心 菱形A為20，梅花A為0</text:p>
      <text:p text:style-name="P4">其餘的點數只有紅心算分，且分數部分為所對印的數字EX:紅心3 為3點，紅心J為11點，黑桃4為0點。</text:p>
      <text:p text:style-name="P4"/>
      <text:p text:style-name="P4"/>
      <text:p text:style-name="P5">玩家到自己回合時，系統會先幫忙看自己手牌有沒有牌可以吃海底牌</text:p>
      <text:p text:style-name="P5"/>
      <text:p text:style-name="P5">第一步:</text:p>
      <text:p text:style-name="P5"><text:span text:style-name="T1">A.</text:span>若有則會顯示"Eat a card from the field!!!" <text:s/></text:p>
      <text:p text:style-name="P9">接著輸入自己可以出的牌就好，但這裡輸入自己的牌後，還要再輸入場上所能吃的牌喔~~</text:p>
      <text:p text:style-name="P5"><text:span text:style-name="T1">B.</text:span>若沒牌吃則會顯示 "Send a card to the field!!!"</text:p>
      <text:p text:style-name="P4">接著輸入自己可以出的牌就好</text:p>
      <text:p text:style-name="P4"/>
      <text:p text:style-name="P4">第二步:</text:p>
      <text:p text:style-name="P4">翻牌</text:p>
      <text:p text:style-name="P4">A.若翻開的牌可以吃場上的牌，則系統會自動幫你選最多點數的吃</text:p>
      <text:p text:style-name="P6">B.若翻開的牌沒辦法吃場上的牌，則丟到場上</text:p>
      <text:p text:style-name="P6">不管是執行哪種方式，結束後就換下一個人</text:p>
      <text:p text:style-name="P6"/>
      <text:p text:style-name="P2">程式說明:</text:p>
      <text:p text:style-name="P6"/>
      <text:p text:style-name="P6">******operation overwriting 用在cout上，output每個玩家最後的總點數，並output最後的贏家******</text:p>
      <text:p text:style-name="P6"/>
      <text:p text:style-name="P6"/>
      <text:p text:style-name="P6">******有做寫檔和防止檔案被修改功能******</text:p>
      <text:p text:style-name="P6">******當不想玩時<text:span text:style-name="T3">input 0即可關閉程式******</text:span></text:p>
      <text:p text:style-name="P11">******<text:span text:style-name="T2">因為為了好了解電腦們出了哪些牌、翻了哪些牌、吃了哪些牌，我這裡額外用</text:span>drawpair和 drawsingle畫出電腦們出牌情形!!!!******</text:p>
      <text:p text:style-name="P6"/>
      <text:p text:style-name="P6">A.變數宣告解釋和用途</text:p>
      <text:p text:style-name="P6"><text:s/>Card(int);//建構子</text:p>
      <text:p text:style-name="P6"><text:s/>void SetColor(int = 7);</text:p>
      <text:p text:style-name="P6"><text:s/>bool Deal(int);//判斷當前手牌是可以吃牌還是丟牌</text:p>
      <text:p text:style-name="P6"><text:s/>void flip(int,pair&lt;int,int&gt;);//翻牌</text:p>
      <text:p text:style-name="P6"><text:s/>void Run();//讀取每次輸入</text:p>
      <text:p text:style-name="P6"><text:s/>bool ChooseCard(pair&lt;int,int&gt; ,pair&lt;int,int&gt;);//人的出牌判斷</text:p>
      <text:p text:style-name="P6"><text:s/>void PrintHuman();//人的手牌</text:p>
      <text:p text:style-name="P6"><text:s/>void drawpair(pair&lt;int,int&gt;,pair&lt;int,int&gt;);//印出兩張牌(可對應的手牌和海底牌)</text:p>
      <text:p text:style-name="P6"><text:s/>void drawsingle(pair&lt;int,int&gt;);印出兩張牌(翻牌、翻牌後可吃的海底牌、沒辦法吃牌要丟至場上的牌)</text:p>
      <text:p text:style-name="P6"><text:soft-page-break/><text:s/>void PrintField();//場上的牌</text:p>
      <text:p text:style-name="P6"><text:s/>int read();//讀檔</text:p>
      <text:p text:style-name="P6"><text:s/>int ERR(int );//判斷檔案是否被修改過</text:p>
      <text:p text:style-name="P6"/>
      <text:p text:style-name="P6"/>
      <text:p text:style-name="P6">B.程式流程</text:p>
      <text:p text:style-name="P6"/>
      <text:p text:style-name="P7"><text:s/>Run();//讀取每次輸入 ------&gt;Deal(int);//判斷當前手牌是可以吃牌還是丟牌，電腦在這裡會將可吃得牌，選出可以獲得最多點數的吃牌選擇 ，玩家部分則會將可出的牌放置一個<text:span text:style-name="T2">vector中用以對輸入值進行判斷牌是否可出</text:span>------&gt; (玩家的話) ChooseCard(pair&lt;int,int&gt; ,pair&lt;int,int&gt;);//人的出牌判斷，出的牌經過驗證後，若可出則會在此函式計算獲得點數------&gt;flip(int,pair&lt;int,int&gt;);//翻牌若可吃海底牌則會在這吃</text:p>
      <text:p text:style-name="P7"/>
      <text:p text:style-name="P7">重複以上流程至遊戲結束!!!</text:p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5T05:02:39.363000000</meta:creation-date>
    <dc:date>2020-06-25T17:20:48.498000000</dc:date>
    <meta:editing-duration>PT12M59S</meta:editing-duration>
    <meta:editing-cycles>4</meta:editing-cycles>
    <meta:generator>LibreOffice/6.4.2.2$Windows_x86 LibreOffice_project/4e471d8c02c9c90f512f7f9ead8875b57fcb1ec3</meta:generator>
    <meta:document-statistic meta:table-count="0" meta:image-count="0" meta:object-count="0" meta:page-count="2" meta:paragraph-count="36" meta:word-count="672" meta:character-count="1224" meta:non-whitespace-character-count="1171"/>
  </office:meta>
</office:document-meta>
</file>